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Helvetica" svg:font-family="Helvetica"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625in solid #C2CF10" fo:border-right="none" fo:padding-top="0in" fo:padding-left="0in" fo:padding-bottom="0.0277in" fo:padding-right="0in" style:shadow="none" fo:margin-bottom="0.2083in" fo:line-height="100%" fo:background-color="#FFFFFF"/>
      <style:text-properties style:font-name="Helvetica" style:font-name-asian="Times New Roman" style:font-name-complex="Helvetica" fo:font-weight="bold" style:font-weight-asian="bold" style:font-weight-complex="bold" fo:color="#384A6D" fo:font-size="19pt" style:font-size-asian="19pt" style:font-size-complex="19pt" style:language-asian="en" style:country-asian="GB"/>
    </style:style>
    <style:style style:name="P2" style:parent-style-name="Normal" style:family="paragraph">
      <style:paragraph-properties fo:margin-bottom="0.2604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3" style:parent-style-name="Normal" style:family="paragraph">
      <style:paragraph-properties fo:margin-bottom="0.2604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4"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5"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6" style:parent-style-name="ListParagraph"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7" style:parent-style-name="ListParagraph"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8"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9" style:parent-style-name="Normal"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0" style:parent-style-name="Normal"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1" style:parent-style-name="Normal"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2"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13"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4"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5"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16"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7"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8"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9"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20"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21"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22"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23"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24"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25"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26"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27"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28"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29"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30"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31"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32"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33"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34"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35"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36"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37"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38"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39"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40"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41"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42"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43"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44"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45"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46"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47"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48"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49"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0"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51"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2"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3"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4"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5"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6"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7"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8"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59"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60"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61"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62"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63" style:parent-style-name="ListParagraph" style:family="paragraph">
      <style:paragraph-properties fo:margin-bottom="0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64"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65"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66" style:parent-style-name="Normal" style:family="paragraph">
      <style:paragraph-properties fo:margin-bottom="0.1041in" fo:line-height="100%" fo:background-color="#FFFFFF">
        <style:tab-stops>
          <style:tab-stop style:type="left" style:position="0.5in"/>
        </style:tab-stops>
      </style:paragraph-properties>
      <style:text-properties style:font-name="Helvetica" style:font-name-asian="Times New Roman" style:font-name-complex="Helvetica" fo:font-size="12pt" style:font-size-asian="12pt" style:font-size-complex="12pt" style:language-asian="en" style:country-asian="GB"/>
    </style:style>
    <style:style style:name="P67"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68"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69"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70"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71"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72"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73"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74"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75"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76"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77"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78"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79"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80"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81"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82"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83"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84"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85"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86"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87" style:parent-style-name="Normal" style:family="paragraph">
      <style:paragraph-properties fo:margin-top="0.1041in"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88"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89"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90"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91" style:parent-style-name="Normal" style:family="paragraph">
      <style:paragraph-properties fo:margin-bottom="0.1041in" fo:line-height="100%" fo:background-color="#FFFFFF"/>
    </style:style>
    <style:style style:name="T92" style:parent-style-name="DefaultParagraphFont" style:family="text">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93"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94" style:parent-style-name="Normal" style:family="paragraph">
      <style:paragraph-properties fo:margin-top="0.1041in"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95"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96"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97"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98"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99"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00"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01"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102"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03"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04"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105"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06"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07"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108"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09"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10" style:parent-style-name="Normal" style:family="paragraph">
      <style:paragraph-properties fo:margin-top="0.1041in" fo:margin-bottom="0.1041in" fo:line-height="100%" fo:background-color="#FFFFFF"/>
      <style:text-properties style:font-name="Helvetica" style:font-name-asian="Times New Roman" style:font-name-complex="Helvetica" fo:font-weight="bold" style:font-weight-asian="bold" style:font-weight-complex="bold" fo:font-size="15pt" style:font-size-asian="15pt" style:font-size-complex="15pt" style:language-asian="en" style:country-asian="GB"/>
    </style:style>
    <style:style style:name="P111"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12"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13"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14"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style:style style:name="P115" style:parent-style-name="Normal" style:family="paragraph">
      <style:paragraph-properties fo:margin-bottom="0.1041in" fo:line-height="100%" fo:background-color="#FFFFFF"/>
      <style:text-properties style:font-name="Helvetica" style:font-name-asian="Times New Roman" style:font-name-complex="Helvetica" fo:font-size="12pt" style:font-size-asian="12pt" style:font-size-complex="12pt" style:language-asian="en" style:country-asian="GB"/>
    </style:style>
  </office:automatic-styles>
  <office:body>
    <office:text text:use-soft-page-breaks="true">
      <text:h text:style-name="P1" text:outline-level="2">Site Security</text:h>
      <text:p text:style-name="P2">This is the privacy notice of The Registered Office (UK) Ltd t/as MYCO Works. In this document, "we" or "us" refers to MYCO Works.<text:s/>This is a notice to tell you our policy about all information that we<text:s/>record about you. It covers both information that could identify you and information that could not. We take your privacy and confidentiality extremely seriously. We understand that all users of our website are quite rightly concerned to know that their data will not be used for any purpose unintended by them and will not accidentally fall into the hands of a third party. Our policy is both specific and strict. It complies with UK law. If you think our policy falls short of your expectations or that we are<text:s/>failing to abide by our policy, do please tell us.</text:p>
      <text:p text:style-name="P3">We regret that if there are one or more points below with which you are not happy, your only recourse is to leave our website immediately. Except as set out below, we do not share, or sell, or disclose to<text:s/>a third party, any personally identifiable information collected at this site. Here is a list of the information we collect from you, either through our website or because you give it to us in some other way, and why it is necessary to collect it:</text:p>
      <text:h text:style-name="P4" text:outline-level="4">Basic Identification &amp; Contact Information</text:h>
      <text:p text:style-name="P5">This information is used:<text:line-break/></text:p>
      <text:list text:style-name="LFO1" text:continue-numbering="true">
        <text:list-item>
          <text:p text:style-name="P6">To provide you with the services which you request</text:p>
        </text:list-item>
        <text:list-item>
          <text:p text:style-name="P7">For verifying your identity for security purposes</text:p>
        </text:list-item>
        <text:list-item>
          <text:p text:style-name="P8">For marketing our services and products</text:p>
        </text:list-item>
      </text:list>
      <text:p text:style-name="P9"/>
      <text:p text:style-name="P10">Information which does not identify any<text:s/>individual may be used in a general way by us or third parties, to provide class information, for example relating to demographics or usage of a page or service.</text:p>
      <text:p text:style-name="P11"/>
      <text:h text:style-name="P12" text:outline-level="4">Marketplace Information</text:h>
      <text:p text:style-name="P13">When we obtain information from you specifically to enable you to use<text:s/>or buy a service offered on our website by some other person, we assume that in giving us your information, you are also giving us permission to pass it to the relevant person.</text:p>
      <text:p text:style-name="P14"/>
      <text:h text:style-name="P15" text:outline-level="4">Your Domain Name &amp; Email Address</text:h>
      <text:p text:style-name="P16">Your domain name and email address are recognised by our servers and the pages that you visit are recorded.</text:p>
      <text:soft-page-break/>
      <text:p text:style-name="P17">We shall not under any circumstances divulge your email address to any person who is not an employee or contractor of ours and who does not need to know, either generally or specifically.</text:p>
      <text:p text:style-name="P18">This<text:s/>information is used:<text:line-break/></text:p>
      <text:list text:style-name="LFO2" text:continue-numbering="true">
        <text:list-item>
          <text:p text:style-name="P19">To correspond with you or deal with you as you expect.</text:p>
        </text:list-item>
        <text:list-item>
          <text:p text:style-name="P20">In a collective way not referable to any individual, for the purpose of quality control and improvement of our site.</text:p>
        </text:list-item>
        <text:list-item>
          <text:p text:style-name="P21">To send you news about the services to which you have signed<text:s/>up.</text:p>
        </text:list-item>
        <text:list-item>
          <text:p text:style-name="P22">To tell you about other of our services or services of sister websites.</text:p>
        </text:list-item>
      </text:list>
      <text:p text:style-name="P23"/>
      <text:h text:style-name="P24" text:outline-level="4">Information You Post on Our Website</text:h>
      <text:p text:style-name="P25">Information you send to us by posting to a forum or blog is stored on our servers. We do not specifically use of that information except to<text:s/>allow it to be read, but you will see in our terms and conditions that we reserve a right to use it in any way we decide.</text:p>
      <text:p text:style-name="P26"/>
      <text:h text:style-name="P27" text:outline-level="4">Website Usage Information</text:h>
      <text:p text:style-name="P28">We may use software embedded in our website (such as JavaScript) to collect information about which pages you view and how you reach them, what you do when you visit a page, the length of time you remain on the page and how we perform in providing content to you.</text:p>
      <text:p text:style-name="P29"/>
      <text:h text:style-name="P30" text:outline-level="4">Financial Information Relating Only to Your Credit Cards</text:h>
      <text:p text:style-name="P31">This information is never taken by us either through our website or otherwise. At the point of payment, you are transferred to a secure page on the website of Worldpay. That page may be dressed in our "livery", but it is not controlled by us. Our staff and contractors never have access to it.</text:p>
      <text:p text:style-name="P32"/>
      <text:h text:style-name="P33" text:outline-level="4">Note on Padlock Symbols &amp; Other Trust Marks</text:h>
      <text:p text:style-name="P34">Many companies offer certification and an icon or other small graphic to prove to site visitors that the site is safe. Some certify to a high level of safety. We do not handle information about your credit card so<text:s/>do not subscribe to any such service. However, we suggest you assess this notice to judge that we do take your privacy seriously.</text:p>
      <text:h text:style-name="P35" text:outline-level="4"/>
      <text:h text:style-name="P36" text:outline-level="4">Financial Information About Your Direct Debit or Your Credit Cards</text:h>
      <text:soft-page-break/>
      <text:p text:style-name="P37">When you have agreed to set up a direct debit arrangement,<text:s/>the information you have given to us is passed to our own bank for processing according to our instructions. We do keep a copy.</text:p>
      <text:p text:style-name="P38">We are registered under the direct debit guarantee scheme. This provides for the customer's bank to refund disputed payments without question, pending further investigation. Direct debits can only be set up for payments to beneficiaries that are approved "originators" of direct debits. To be approved, these beneficiaries are subjected to careful vetting procedures. Once approved,<text:s/>they are required to give indemnity guarantees through their banks.</text:p>
      <text:p text:style-name="P39"/>
      <text:h text:style-name="P40" text:outline-level="4">Credit Reference</text:h>
      <text:p text:style-name="P41">To assist in combatting fraud, we share information with credit reference agencies so far as it relates to clients or customers who instruct their credit card issuer to cancel payment to us without having first provided an acceptable reason to us and given us the opportunity to refund their money.</text:p>
      <text:p text:style-name="P42"/>
      <text:h text:style-name="P43" text:outline-level="4">Business &amp; Personal Information</text:h>
      <text:p text:style-name="P44">This includes all information given to us during your business and ours, such as information you give us in your capacity as our client. We undertake to preserve the confidentiality of the information and of the terms of our relationship. It is not used for any other purpose. We expect you to reciprocate this policy.</text:p>
      <text:p text:style-name="P45">We keep information which forms<text:s/>part of our business record for a minimum of six years. That is because we may need it in some way to support a claim or defence in court. That is also the period within which our tax collecting authorities may demand to know it.</text:p>
      <text:p text:style-name="P46"/>
      <text:h text:style-name="P47" text:outline-level="4">Third Party<text:s/>Advertising</text:h>
      <text:p text:style-name="P48">Third parties may advertise on our website. In doing so, those parties, their agents or other companies working for them may use technology that automatically collects your IP address when they send an advertisement that appears on our site to<text:s/>your browser. They may also use other technology such as cookies or JavaScript to personalise the content of, and to measure the performance of their adverts. We do not have control over these technologies or the data that these parties obtain. Accordingly, this privacy notice does not cover the information practices of these third parties.</text:p>
      <text:p text:style-name="P49"/>
      <text:h text:style-name="P50" text:outline-level="4">Cookies</text:h>
      <text:p text:style-name="P51">Cookies are small text files that are placed on your computer's hard drive through your web browser when you visit any website. They are widely used to make<text:s/><text:soft-page-break/>websites work, or work more efficiently, as well as to provide information to the owners of the site.</text:p>
      <text:p text:style-name="P52">Like all other users of cookies, we may request the return of information from your computer when your browser requests a web page from our server. Cookies enable our web server to identify you to us, and to track your actions and the pages you visit while you use our website. The cookies we use may last for a single visit to our site (they are deleted from your computer when you close your browser), or may remain on your computer until you delete them or until a defined period of time has passed.</text:p>
      <text:p text:style-name="P53">Although your browser software enables you to disable cookies, we recommend that you allow the use of cookies to take advantage of the features of our website that rely on their use. If you prevent their use, you will not be able to use all the functionality of our website. Here are the ways we may use cookies:<text:line-break/></text:p>
      <text:list text:style-name="LFO3" text:continue-numbering="true">
        <text:list-item>
          <text:p text:style-name="P54">To record whether you have accepted the use of cookies on our website. This is solely to comply with the law. If you have chosen not to accept cookies, we will not use cookies for your visit, but unfortunately, our site will not work well for you.</text:p>
        </text:list-item>
        <text:list-item>
          <text:p text:style-name="P55">To allow essential parts of our website to operate for you.</text:p>
        </text:list-item>
        <text:list-item>
          <text:p text:style-name="P56">To operate our content management system.</text:p>
        </text:list-item>
        <text:list-item>
          <text:p text:style-name="P57">To operate the<text:s/>online notification form - the form that you use to contact us for any reason. This cookie is set on your arrival at our website and deleted when you close your browser.</text:p>
        </text:list-item>
        <text:list-item>
          <text:p text:style-name="P58">To enhance security on our contact form. It is set for use only through the contact form. This cookie is deleted when you close your browser.</text:p>
        </text:list-item>
        <text:list-item>
          <text:p text:style-name="P59">To collect information about how visitors use our site. We use the information to improve your experience of our site and enable us to increase sales. This cookie collects information in an anonymous<text:s/>form, including the number of visitors to the site, where visitors have come to the site from, and the pages they visited.</text:p>
        </text:list-item>
        <text:list-item>
          <text:p text:style-name="P60">To record that a user has viewed a webcast. It collects information in an anonymous form. This cookie expires when you close your browser.</text:p>
        </text:list-item>
        <text:list-item>
          <text:p text:style-name="P61">To record your activity during a webcast. For example, as to whether you have asked a question or provided an opinion by ticking a box. This information is retained so that we can serve your information to you when you return to the site. This cookie will record an anonymous ID for each user, but it will not use the information for any other purpose. This cookie will last for a period after which it will delete automatically.</text:p>
        </text:list-item>
        <text:list-item>
          <text:p text:style-name="P62">To store your personal information so that you do not have to provide it afresh when you visit the site next time. This cookie will last for a period after which it will delete automatically.</text:p>
        </text:list-item>
        <text:list-item>
          <text:p text:style-name="P63">To enable you to watch videos we have placed on YouTube. YouTube will not store personally identifiable cookie information when you use<text:s/>YouTube's privacy-enhanced mode.</text:p>
        </text:list-item>
      </text:list>
      <text:h text:style-name="P64" text:outline-level="4"/>
      <text:h text:style-name="P65" text:outline-level="4">Calling Our Office</text:h>
      <text:soft-page-break/>
      <text:p text:style-name="P66">When you call our office, we may collect Calling Line Identification (CLI) information. We use this information to help improve the efficiency and effectiveness of our help line.</text:p>
      <text:p text:style-name="P67"/>
      <text:h text:style-name="P68" text:outline-level="4">Sending A<text:s/>Message to Our Support System</text:h>
      <text:p text:style-name="P69">When you send a message, we collect the data you have given to us in that message in order to obtain confirmation that you are entitled to receive the information and to provide to you the information you need. We record your<text:s/>request and our reply to increase the efficiency of our business / organisation. We may keep personally identifiable information associated with your message, such as your name or email address.</text:p>
      <text:p text:style-name="P70"/>
      <text:h text:style-name="P71" text:outline-level="4">Complaints</text:h>
      <text:p text:style-name="P72">When we receive a complaint, we record all the information you have given to us. We use that information to resolve your complaint. If your complaint reasonably requires us to contact some other person, we may decide to give to that other person some of the information contained in your complaint. We do<text:s/>this as infrequently as possible, but it is a matter for our sole discretion as to whether we do give information, and, if we do, what that information is.</text:p>
      <text:p text:style-name="P73">We may also compile statistics showing information obtained from this source to assess the level of<text:s/>service we provide, but not in a way that could identify you or any other person.</text:p>
      <text:p text:style-name="P74"/>
      <text:h text:style-name="P75" text:outline-level="4">Third Party Content</text:h>
      <text:p text:style-name="P76">Our website is a publishing medium in that anyone may register and then publish information about himself or some other person. We do not moderate or control what is posted. If you complain about any of the content on our website, we shall investigate your complaint. If we feel it may be justified, we shall remove it while we investigate. Free speech is a fundamental right, so we must make a judgement as to whose right will be obstructed: yours, or that of the person who posted the content which offends you. If we think your complaint is vexatious or without any basis, we shall not correspond with you about it.</text:p>
      <text:p text:style-name="P77"/>
      <text:h text:style-name="P78" text:outline-level="4">Job Application &amp; Employment</text:h>
      <text:p text:style-name="P79">If you send us information in connection with a job application, we may keep it for up to three years in case we decide to contact you later.</text:p>
      <text:p text:style-name="P80">If we employ you, we collect information about you and your work from time-to-time throughout the period of your employment. This<text:s/>information will be used only for purposes directly relevant to your employment. After your employment has ended, we will keep your file for six years before destroying or deleting it.</text:p>
      <text:h text:style-name="P81" text:outline-level="4"/>
      <text:h text:style-name="P82" text:outline-level="4">Content You Provide to Us</text:h>
      <text:p text:style-name="P83">If you provide information to us with a view<text:s/>to it being read, copied, downloaded or used by other people, we accept no responsibility for what that third party may do with it. It is up to you to satisfy yourself about the privacy level of every person who might see your information. If it is available to all the world, you have no control whatsoever as to how it is used.</text:p>
      <text:p text:style-name="P84"/>
      <text:h text:style-name="P85" text:outline-level="4">Marketing Information</text:h>
      <text:p text:style-name="P86">With your permission, we pass your email address and name to selected associates whom we consider may provide services or products you would find useful. You<text:s/>may opt out of this service at any time by instructing us in writing.</text:p>
      <text:h text:style-name="P87" text:outline-level="4"/>
      <text:h text:style-name="P88" text:outline-level="4">Information We Obtain from Third Parties</text:h>
      <text:p text:style-name="P89">Although we do not disclose your personal information to any third party (except as set out in this notice), we do receive data which is indirectly made up from your personal information, from software services such as Google Analytics and others. No such information is identifiable to you.</text:p>
      <text:p text:style-name="P90"/>
      <text:p text:style-name="P91"><text:span text:style-name="T92">Affiliate Information</text:span></text:p>
      <text:p text:style-name="P93">This is information given to us by you in your capacity as an affiliate of us or a customer or client of ours. Such information is retained for business use only. We undertake to preserve the confidentiality of the information and of the terms of our relationship. It is not used for any other purpose. We expect any affiliate to agree to reciprocate this policy. As an exception to this, we have the right to disclose your first name and URL of your affiliate connection to other affiliates and to any other person or organisation, on and off site. The reason is solely to enable us to mention winners and others whose performance as an affiliate is in some way outstanding.</text:p>
      <text:h text:style-name="P94" text:outline-level="4"/>
      <text:h text:style-name="P95" text:outline-level="4">Disclosure to Government &amp; Their Agencies</text:h>
      <text:p text:style-name="P96">We are subject to the law like everyone else. We may be required to give information to legal authorities if they so request or if<text:s/>they have the proper authorisation such as a search warrant or court order.</text:p>
      <text:p text:style-name="P97"/>
      <text:h text:style-name="P98" text:outline-level="4">Review or Update Personally Identifiable Information</text:h>
      <text:p text:style-name="P99">At any time, you may review or update the personally identifiable information that we hold about you by contacting us at the address below. To better safeguard your<text:s/><text:soft-page-break/>information, we will also take reasonable steps to verify your identity before granting access or making corrections to your information.</text:p>
      <text:p text:style-name="P100"/>
      <text:h text:style-name="P101" text:outline-level="4">Sale of Your Personal Information</text:h>
      <text:p text:style-name="P102">Except as specified above, we do not<text:s/>rent, sell or otherwise disclose any of your information to any person outside our business.</text:p>
      <text:p text:style-name="P103"/>
      <text:h text:style-name="P104" text:outline-level="4">Data May Be "Processed" Outside The UK</text:h>
      <text:p text:style-name="P105">Our websites are hosted in the EU. We also use outsourced services in countries outside the EU from time to time in other aspects of our business. Accordingly, data obtained within the UK may be "processed" outside the UK and data obtained in any other country may be processed within or outside that country.</text:p>
      <text:p text:style-name="P106"/>
      <text:h text:style-name="P107" text:outline-level="4">Compliance with The Law</text:h>
      <text:p text:style-name="P108">This confidentiality policy has been compiled to comply with the law of every jurisdiction in which we aim to do business. If you think it fails to satisfy the law of your country, we would like to hear from you, but ultimately it is your choice as to whether you wish to use our website.</text:p>
      <text:p text:style-name="P109"/>
      <text:h text:style-name="P110" text:outline-level="4">Removal of<text:s/>Your Information</text:h>
      <text:p text:style-name="P111">If you wish us to remove personally identifiable information from our website, you may contact us by email. To better safeguard your information, we will also take reasonable steps to verify your identity before granting access or making<text:s/>corrections to your information.</text:p>
      <text:p text:style-name="P112">If you have any question regarding this privacy policy and notice, please contact us through email.</text:p>
      <text:p text:style-name="P113"/>
      <text:p text:style-name="P114"/>
      <text:p text:style-name="P115">Updated: 5.11.20</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Helvetica" svg:font-family="Helvetica"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GB"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ed .</meta:initial-creator>
    <dc:creator>Marusya Marinova</dc:creator>
    <meta:creation-date>2020-11-05T15:02:00Z</meta:creation-date>
    <dc:date>2021-07-08T14:37:00Z</dc:date>
    <meta:template xlink:href="Normal" xlink:type="simple"/>
    <meta:editing-cycles>4</meta:editing-cycles>
    <meta:editing-duration>PT780S</meta:editing-duration>
    <meta:document-statistic meta:page-count="7" meta:paragraph-count="30" meta:word-count="2263" meta:character-count="15134" meta:row-count="107" meta:non-whitespace-character-count="12901"/>
  </office:meta>
</office:document-meta>
</file>